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9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ondensatorenliste: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Link: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enötigt</text:p>
          </table:table-cell>
          <table:table-cell/>
          <table:table-cell office:value-type="string" calcext:value-type="string">
            <text:p>AEC Standard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4.7 µF </text:p>
          </table:table-cell>
          <table:table-cell table:style-name="ce1" office:value-type="string" calcext:value-type="string">
            <text:p>12063C475K4T2A </text:p>
          </table:table-cell>
          <table:table-cell table:style-name="ce2" office:value-type="string" calcext:value-type="string">
            <text:p>https://de.farnell.com/avx/12063c475k4t2a/kondensator-4-7-f-25v-10-x7r-1206/dp/2507766?st=12063C475K4T2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1uF</text:p>
          </table:table-cell>
          <table:table-cell table:style-name="ce1" office:value-type="string" calcext:value-type="string">
            <text:p>12065C105K4Z2A </text:p>
          </table:table-cell>
          <table:table-cell office:value-type="string" calcext:value-type="string">
            <text:p>https://de.farnell.com/avx/12065c105k4z2a/kondensator-1-f-50v-10-x7r-1206/dp/2566064?st=12065C105K4Z2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100nF</text:p>
          </table:table-cell>
          <table:table-cell table:style-name="ce1" office:value-type="string" calcext:value-type="string">
            <text:p>C1206F104K1RACAUTO  </text:p>
          </table:table-cell>
          <table:table-cell office:value-type="string" calcext:value-type="string">
            <text:p>https://de.farnell.com/kemet/c1206f104k1racauto/kondensator-0-1-f-100v-10-x7r/dp/2478270?st=C1206F104K1RACAU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2.2uF</text:p>
          </table:table-cell>
          <table:table-cell table:style-name="ce1" office:value-type="string" calcext:value-type="string">
            <text:p>C1206X225K5RACAUTO </text:p>
          </table:table-cell>
          <table:table-cell office:value-type="string" calcext:value-type="string">
            <text:p>https://de.farnell.com/kemet/c1206x225k5racauto/kondensator-2-2-f-50v-10-x7r-1206/dp/2478274?st=C1206X225K5RACAU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22pF</text:p>
          </table:table-cell>
          <table:table-cell table:style-name="ce1" office:value-type="string" calcext:value-type="string">
            <text:p>C0805C220K5RACAUTO </text:p>
          </table:table-cell>
          <table:table-cell office:value-type="string" calcext:value-type="string">
            <text:p>https://de.farnell.com/kemet/c0805c220k5racauto/kondensator-22pf-50v-10-x7r-0805/dp/2905242?st=C0805C220K5RACAU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Sonstiges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1" office:value-type="string" calcext:value-type="string">
            <text:p>Steckverbinder 2-pol</text:p>
          </table:table-cell>
          <table:table-cell table:style-name="ce1" office:value-type="string" calcext:value-type="string">
            <text:p>M20-9990246 </text:p>
          </table:table-cell>
          <table:table-cell office:value-type="string" calcext:value-type="string">
            <text:p>https://de.farnell.com/harwin/m20-9990246/stiftleiste-2-54mm-offen-vertikal/dp/10222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 style:data-style-name="N2" text:time-value="10:22:08.8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54:06.941000000</meta:creation-date>
    <dc:date>2019-02-19T10:23:30.988000000</dc:date>
    <meta:editing-duration>PT1M41S</meta:editing-duration>
    <meta:editing-cycles>2</meta:editing-cycles>
    <meta:generator>LibreOffice/6.1.3.2$Windows_X86_64 LibreOffice_project/86daf60bf00efa86ad547e59e09d6bb77c699acb</meta:generator>
    <meta:document-statistic meta:table-count="1" meta:cell-count="42" meta:object-count="0"/>
  </office:meta>
</office:document-meta>
</file>